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color="#cc0000" draw:textarea-vertical-align="middle"/>
    </style:style>
    <style:style style:name="gr2"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gr3" style:family="graphic" style:parent-style-name="standard">
      <style:graphic-properties draw:stroke="none" svg:stroke-color="#ffffff" draw:fill-color="#ffffff" draw:textarea-vertical-align="middle"/>
    </style:style>
    <style:style style:name="gr4" style:family="graphic" style:parent-style-name="standard">
      <style:graphic-properties draw:stroke="none" draw:fill-color="#ffffff" draw:textarea-vertical-align="middle"/>
    </style:style>
    <style:style style:name="gr5" style:family="graphic" style:parent-style-name="standard">
      <style:graphic-properties draw:stroke="none" draw:fill-color="#000000" draw:textarea-vertical-align="middle"/>
    </style:style>
    <style:style style:name="P1" style:family="paragraph">
      <style:paragraph-properties fo:text-align="center"/>
      <style:text-properties fo:font-family="'DIN Alternate'" style:font-pitch="variable"/>
    </style:style>
    <style:style style:name="P2" style:family="paragraph">
      <style:paragraph-properties fo:text-align="center"/>
      <style:text-properties style:text-outline="false" fo:font-family="Phosphate" style:font-style-name="Solid" style:font-pitch="variable" fo:font-size="60pt" fo:letter-spacing="0.353cm" fo:font-style="normal" fo:font-weight="normal" style:font-size-asian="18pt" style:font-size-complex="18pt"/>
    </style:style>
  </office:automatic-styles>
  <office:body>
    <office:drawing>
      <draw:page draw:name="page1" draw:style-name="dp1" draw:master-page-name="Default">
        <draw:path draw:style-name="gr1" draw:text-style-name="P1" draw:layer="layout" svg:width="2.098cm" svg:height="1.579cm" draw:transform="skewX (-0.0424115008234542) translate (0.0524754542994026cm 0.22855940484124cm)" svg:viewBox="0 0 2099 1580" svg:d="M590 1580c-197-527-393-1053-590-1580 503 0 1006 0 1509 0 197 527 394 1053 590 1580-503 0-1006 0-1509 0z">
          <text:p/>
        </draw:path>
        <draw:path draw:style-name="gr1" draw:text-style-name="P1" draw:layer="layout" svg:width="2.119cm" svg:height="1.545cm" draw:transform="skewX (0.029670597283898) translate (0.157759228154232cm 2.21581461132646cm)" svg:viewBox="0 0 2120 1546" svg:d="M1510 1546c196-485 415-1061 610-1546-502 0-1006 0-1508 0-197 485-415 1061-612 1546 504 0 1006 0 1510 0z">
          <text:p/>
        </draw:path>
        <draw:g>
          <draw:path draw:style-name="gr2" draw:text-style-name="P2" draw:layer="layout" svg:width="2.679cm" svg:height="3.53cm" svg:x="2.169cm" svg:y="0.2cm" svg:viewBox="0 0 2680 3531" svg:d="M364 2531c81 23 754 14 844 14 159 0 228-58 206-173-9-45-42-90-99-136-58-47-130-97-214-154-86-56-178-118-276-186s-193-146-284-235-173-187-242-299c-70-111-119-237-147-381-30-160-28-302 7-424 36-122 98-225 186-307 89-81 199-144 331-186 132-43 278-64 438-64 84 0 167 3 253 12 85 9 160 17 227 24 79 10 155 20 230 30l184 956c-28-3-61-7-96-10-28-4-61-7-96-10-35-4-72-6-110-6-20 0-46 1-78 3-31 3-58 6-85 13-26 7-49 19-66 36-18 17-23 40-18 71 6 27 35 62 90 102 54 41 121 89 200 144 78 54 163 117 259 189s186 153 271 245c86 93 163 195 233 311 69 117 117 246 144 389 29 150 31 291 8 422s-77 245-160 342c-84 97-152 223-350 230-197 7-2066 55-2154 32z">
            <text:p/>
          </draw:path>
          <draw:path draw:style-name="gr2" draw:text-style-name="P2" draw:layer="layout" svg:width="3.496cm" svg:height="3.408cm" svg:x="5.015cm" svg:y="0.282cm" svg:viewBox="0 0 3497 3409" svg:d="M0 0c369 0 739 0 1108 0 75 387 149 773 223 1160 207 0 413 0 620 0-75-387-149-773-223-1160 371 0 742 0 1113 0 219 1136 437 2273 656 3409-372 0-743 0-1114 0-81-421-162-842-243-1263-206 0-413 0-619 0 81 421 162 842 243 1263-370 0-739 0-1109 0z">
            <text:p/>
          </draw:path>
          <draw:path draw:style-name="gr2" draw:text-style-name="P2" draw:layer="layout" svg:width="3.708cm" svg:height="3.576cm" svg:x="8.613cm" svg:y="0.2cm" svg:viewBox="0 0 3709 3577" svg:d="M33 1789c-47-246-44-477 10-695 53-218 147-408 280-570 134-162 303-290 507-383 204-94 431-141 681-141s495 47 735 141c240 93 458 221 654 383 195 162 362 352 499 570 138 218 230 449 277 695 47 245 44 477-9 695-54 218-148 408-281 570-134 161-303 289-507 383s-431 140-681 140c-249 0-494-46-734-140s-458-222-654-383c-196-162-363-352-500-570s-230-450-277-695zM1126 1789c19 99 56 191 111 278s121 163 200 228c78 64 165 116 261 153 95 37 194 56 294 56 101 0 192-19 273-56s149-89 202-153c54-65 91-141 112-228 22-87 23-179 4-278s-56-192-111-279c-54-87-121-162-199-227-79-65-166-116-261-154-96-37-194-56-295-56s-191 19-273 56c-81 38-148 89-202 154-53 65-91 140-112 227-22 87-23 180-4 279z">
            <text:p/>
          </draw:path>
          <draw:path draw:style-name="gr2" draw:text-style-name="P2" draw:layer="layout" svg:width="2.596cm" svg:height="3.408cm" svg:x="12.243cm" svg:y="0.282cm" svg:viewBox="0 0 2597 3409" svg:d="M812 894c-213 0-427 0-640 0-57-298-115-596-172-894 808 0 1617 0 2425 0 57 298 115 596 172 894-213 0-427 0-640 0 161 839 322 1677 483 2515-381 0-763 0-1145 0z">
            <text:p/>
          </draw:path>
          <draw:path draw:style-name="gr2" draw:text-style-name="P2" draw:layer="layout" svg:width="2.981cm" svg:height="3.408cm" svg:x="15.764cm" svg:y="0.282cm" svg:viewBox="0 0 2982 3409" svg:d="M2951 1298c45 235 41 436-10 601s-139 299-264 401c-124 102-278 177-461 224s-386 72-608 72l157 813h-1109l-656-3409h1109c222 0 434 24 635 71 202 47 384 123 549 225 163 102 303 236 418 401 116 166 195 366 240 601zM1445 1771h47c145 0 243-32 295-99 52-66 65-159 43-278-23-119-73-213-150-280-77-66-188-99-333-99h-48z">
            <text:p/>
          </draw:path>
          <draw:path draw:style-name="gr2" draw:text-style-name="P2" draw:layer="layout" svg:width="2.767cm" svg:height="3.408cm" svg:x="18.986cm" svg:y="0.38cm" svg:viewBox="0 0 2768 3409" svg:d="M0 0c385 0 770 0 1155 0 161 838 323 1676 484 2514 319 0 638 0 957 0 58 299 115 597 172 895-704 0-1408 0-2113 0z">
            <text:p/>
          </draw:path>
          <draw:path draw:style-name="gr2" draw:text-style-name="P2" draw:layer="layout" svg:width="3.708cm" svg:height="3.576cm" svg:x="21.588cm" svg:y="0.2cm" svg:viewBox="0 0 3709 3577" svg:d="M33 1789c-47-246-44-477 10-695 53-218 147-408 280-570 134-162 303-290 507-383 204-94 431-141 681-141s495 47 735 141c240 93 458 221 654 383 195 162 362 352 499 570 138 218 230 449 277 695 47 245 44 477-9 695-54 218-148 408-281 570-134 161-303 289-507 383s-431 140-681 140c-249 0-494-46-734-140s-458-222-654-383c-196-162-363-352-500-570s-230-450-277-695zM1126 1789c19 99 56 191 111 278s121 163 200 228c78 64 165 116 261 153 95 37 194 56 294 56 101 0 192-19 273-56s149-89 202-153c54-65 91-141 112-228 22-87 23-179 4-278s-56-192-111-279c-54-87-121-162-199-227-79-65-166-116-261-154-96-37-194-56-295-56s-191 19-273 56c-81 38-148 89-202 154-53 65-91 140-112 227-22 87-23 180-4 279z">
            <text:p/>
          </draw:path>
          <draw:path draw:style-name="gr2" draw:text-style-name="P2" draw:layer="layout" svg:width="2.596cm" svg:height="3.408cm" svg:x="25.215cm" svg:y="0.282cm" svg:viewBox="0 0 2597 3409" svg:d="M812 894c-213 0-427 0-640 0-57-298-115-596-172-894 808 0 1617 0 2425 0 57 298 115 596 172 894-213 0-427 0-640 0 161 839 322 1677 483 2515-381 0-763 0-1145 0z">
            <text:p/>
          </draw:path>
          <draw:rect draw:style-name="gr3" draw:text-style-name="P1" draw:layer="layout" svg:width="23.094cm" svg:height="0.339cm" draw:transform="skewX (-0.478918346747154) translate (0.321cm 1.889cm)">
            <text:p/>
          </draw:rect>
        </draw:g>
        <draw:rect draw:style-name="gr4" draw:text-style-name="P1" draw:layer="layout" svg:width="27.918cm" svg:height="0.091cm" svg:x="-0.078cm" svg:y="3.719cm">
          <text:p/>
        </draw:rect>
        <draw:rect draw:style-name="gr5" draw:text-style-name="P1" draw:layer="layout" svg:width="1.066cm" svg:height="0.333cm" svg:x="6.321cm" svg:y="2.342cm">
          <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94cm" fo:page-height="3.8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ukas Wadya</meta:initial-creator>
    <meta:creation-date>2019-06-19T18:32:38</meta:creation-date>
    <dc:date>2019-06-19T19:44:44</dc:date>
    <dc:creator>Lukas Wadya</dc:creator>
    <meta:editing-duration>PT56M6S</meta:editing-duration>
    <meta:editing-cycles>5</meta:editing-cycles>
    <meta:generator>OpenOffice/4.1.2$Unix OpenOffice.org_project/412m3$Build-9782</meta:generator>
    <meta:document-statistic meta:object-count="14"/>
  </office:meta>
</office:document-meta>
</file>